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1.707cm"/>
    </style:style>
    <style:style style:name="gr5" style:family="graphic" style:parent-style-name="standard">
      <style:graphic-properties draw:stroke="none" svg:stroke-color="#000000" draw:fill="none" draw:fill-color="#ffffff" fo:min-height="0.005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1.5cm"/>
    </style:style>
    <style:style style:name="gr8" style:family="graphic" style:parent-style-name="standard">
      <style:graphic-properties draw:stroke="none" svg:stroke-color="#000000" draw:fill="none" draw:fill-color="#ffffff" fo:min-height="1.3cm"/>
    </style:style>
    <style:style style:name="gr9" style:family="graphic" style:parent-style-name="standard">
      <style:graphic-properties draw:stroke="none" svg:stroke-color="#000000" draw:fill="none" draw:fill-color="#ffffff" fo:min-height="1.2cm"/>
    </style:style>
    <style:style style:name="gr10" style:family="graphic" style:parent-style-name="standard">
      <style:graphic-properties draw:stroke="none" svg:stroke-color="#000000" draw:fill="none" draw:fill-color="#ffffff" fo:min-height="1.65cm"/>
    </style:style>
    <style:style style:name="gr11" style:family="graphic" style:parent-style-name="standard">
      <style:graphic-properties draw:stroke="none" svg:stroke-color="#000000" draw:fill="solid" draw:fill-color="#ffffff" fo:min-height="1.08cm"/>
    </style:style>
    <style:style style:name="P1" style:family="paragraph">
      <style:paragraph-properties fo:text-align="start"/>
      <style:text-properties fo:font-family="'Textbook New BoldCTT'" style:font-pitch="variable" style:text-underline-style="none" fo:font-weight="normal" style:font-weight-asian="normal" style:font-weight-complex="normal"/>
    </style:style>
    <style:style style:name="P2" style:family="paragraph">
      <style:paragraph-properties fo:text-align="start"/>
      <style:text-properties fo:color="#999999" fo:font-family="'Textbook New BoldCTT'" style:font-pitch="variable" fo:font-size="32pt" style:text-underline-style="none" fo:font-weight="normal" style:font-size-asian="32pt" style:font-weight-asian="normal" style:font-size-complex="32pt" style:font-weight-complex="normal"/>
    </style:style>
    <style:style style:name="P3" style:family="paragraph">
      <style:paragraph-properties fo:text-align="start"/>
      <style:text-properties fo:font-family="'Textbook New BoldCTT'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P4" style:family="paragraph">
      <style:paragraph-properties fo:text-align="start"/>
      <style:text-properties fo:color="#dc2300" fo:font-family="'Textbook New BoldCTT'" style:font-pitch="variable" style:text-underline-style="none" fo:font-weight="normal" style:font-weight-asian="normal" style:font-weight-complex="normal"/>
    </style:style>
    <style:style style:name="P5" style:family="paragraph">
      <style:paragraph-properties fo:text-align="start"/>
      <style:text-properties fo:color="#008000" fo:font-family="'Textbook New BoldCTT'" style:font-pitch="variable" fo:font-size="26pt" style:text-underline-style="none" fo:font-weight="normal" style:font-size-asian="26pt" style:font-weight-asian="normal" style:font-size-complex="26pt" style:font-weight-complex="normal"/>
    </style:style>
    <style:style style:name="P6" style:family="paragraph">
      <style:paragraph-properties fo:text-align="start"/>
      <style:text-properties fo:color="#008000" fo:font-family="'Textbook New BoldCTT'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center"/>
      <style:text-properties fo:font-family="'Textbook New BoldCTT'" style:font-pitch="variable" style:text-underline-style="none" fo:font-weight="normal" style:font-weight-asian="normal" style:font-weight-complex="normal"/>
    </style:style>
    <style:style style:name="P8" style:family="paragraph">
      <style:paragraph-properties fo:text-align="center"/>
      <style:text-properties fo:color="#008000" fo:font-family="'Textbook New BoldCTT'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P9" style:family="paragraph">
      <style:paragraph-properties fo:text-align="center"/>
      <style:text-properties fo:color="#dc2300" fo:font-family="'Textbook New BoldCTT'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P10" style:family="paragraph">
      <style:paragraph-properties fo:text-align="start"/>
      <style:text-properties fo:color="#000000" fo:font-family="'Textbook New BoldCTT'" style:font-pitch="variable" fo:font-size="22pt" style:text-underline-style="none" fo:font-weight="normal" style:font-size-asian="22pt" style:font-weight-asian="normal" style:font-size-complex="22pt" style:font-weight-complex="normal"/>
    </style:style>
    <style:style style:name="P11" style:family="paragraph">
      <style:paragraph-properties fo:text-align="start"/>
      <style:text-properties fo:font-family="'Textbook New BoldCTT'" style:font-pitch="variable" fo:font-size="20pt" style:text-underline-style="none" fo:font-weight="normal" style:font-size-asian="20pt" style:font-weight-asian="normal" style:font-size-complex="20pt" style:font-weight-complex="normal"/>
    </style:style>
    <style:style style:name="P12" style:family="paragraph">
      <style:text-properties fo:color="#808080" fo:font-family="'Textbook New BoldCTT'" style:font-pitch="variable"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999999"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dc2300"/>
    </style:style>
    <style:style style:name="T4" style:family="text">
      <style:text-properties fo:color="#008000" fo:font-size="26pt" style:font-size-asian="26pt" style:font-size-complex="26pt"/>
    </style:style>
    <style:style style:name="T5" style:family="text">
      <style:text-properties fo:color="#008000" fo:font-size="22pt" style:font-size-asian="22pt" style:font-size-complex="22pt"/>
    </style:style>
    <style:style style:name="T6" style:family="text">
      <style:text-properties fo:color="#dc2300" fo:font-size="22pt" style:font-size-asian="22pt" style:font-size-complex="22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color="#808080" fo:font-family="'Textbook New BoldCTT'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2.686cm" svg:height="12.667cm" svg:x="1.1cm" svg:y="1.1cm">
          <text:p text:style-name="P1"><text:span text:style-name="T1">Frontend <text:s text:c="23"/>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2.686cm" svg:height="12.667cm" svg:x="6.814cm" svg:y="1.033cm">
          <text:p text:style-name="P1"><text:span text:style-name="T1"><text:s text:c="26"/></text:span><text:span text:style-name="T1">Backend</text:span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2.687cm" svg:height="12.667cm" svg:x="4cm" svg:y="5.8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Администратор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7cm" svg:height="1.25cm" svg:x="8.1cm" svg:y="3.95cm">
          <draw:text-box>
            <text:p text:style-name="P1"><text:span text:style-name="T2">Инъекции</text:span></text:p>
          </draw:text-box>
        </draw:frame>
        <draw:frame draw:style-name="gr3" draw:text-style-name="P4" draw:layer="layout" svg:width="6.1cm" svg:height="1.2cm" svg:x="7.6cm" svg:y="9.6cm">
          <draw:text-box>
            <text:p text:style-name="P1"><text:span text:style-name="T3">Аутентификация</text:span></text:p>
          </draw:text-box>
        </draw:frame>
        <draw:frame draw:style-name="gr4" draw:text-style-name="P5" draw:layer="layout" svg:width="2.9cm" svg:height="1.957cm" svg:x="2cm" svg:y="7.9cm">
          <draw:text-box>
            <text:p text:style-name="P1"><text:span text:style-name="T4">XSS</text:span></text:p>
          </draw:text-box>
        </draw:frame>
        <draw:frame draw:style-name="gr5" draw:text-style-name="P6" draw:layer="layout" svg:width="7.2cm" svg:height="3.035cm" svg:x="12.1cm" svg:y="1.945cm">
          <draw:text-box>
            <text:p text:style-name="P1"><text:span text:style-name="T5">Прямые</text:span></text:p>
            <text:p text:style-name="P1"><text:span text:style-name="T5"><text:s text:c="5"/></text:span><text:span text:style-name="T5">ссылки на</text:span></text:p>
            <text:p text:style-name="P1"><text:span text:style-name="T5"><text:s text:c="9"/></text:span><text:span text:style-name="T5">объекты</text:span></text:p>
          </draw:text-box>
        </draw:frame>
        <draw:frame draw:style-name="gr6" draw:text-style-name="P6" draw:layer="layout" svg:width="10.7cm" svg:height="1.179cm" svg:x="5.3cm" svg:y="13.85cm">
          <draw:text-box>
            <text:p text:style-name="P1"><text:span text:style-name="T5">Настройки безопасности</text:span></text:p>
          </draw:text-box>
        </draw:frame>
        <draw:frame draw:style-name="gr7" draw:text-style-name="P8" draw:layer="layout" svg:width="7.8cm" svg:height="1.75cm" svg:x="6.7cm" svg:y="16.1cm">
          <draw:text-box>
            <text:p text:style-name="P7"><text:span text:style-name="T5">Версии компонент</text:span></text:p>
          </draw:text-box>
        </draw:frame>
        <draw:frame draw:style-name="gr8" draw:text-style-name="P9" draw:layer="layout" svg:width="6.4cm" svg:height="1.55cm" svg:x="7.2cm" svg:y="7.4cm">
          <draw:text-box>
            <text:p text:style-name="P7"><text:span text:style-name="T6">Утечка данных</text:span></text:p>
          </draw:text-box>
        </draw:frame>
        <draw:frame draw:style-name="gr9" draw:text-style-name="P10" draw:layer="layout" svg:width="6.4cm" svg:height="2.107cm" svg:x="12.5cm" svg:y="11cm">
          <draw:text-box>
            <text:p text:style-name="P1"><text:span text:style-name="T7">Контроль</text:span></text:p>
            <text:p text:style-name="P1"><text:span text:style-name="T7">доступа</text:span></text:p>
          </draw:text-box>
        </draw:frame>
        <draw:frame draw:style-name="gr8" draw:text-style-name="P5" draw:layer="layout" svg:width="3.5cm" svg:height="1.55cm" svg:x="3.7cm" svg:y="3.25cm">
          <draw:text-box>
            <text:p text:style-name="P1"><text:span text:style-name="T4">CSRF</text:span></text:p>
          </draw:text-box>
        </draw:frame>
        <draw:frame draw:style-name="gr10" draw:text-style-name="P11" draw:layer="layout" svg:width="6.8cm" svg:height="1.945cm" svg:x="4.3cm" svg:y="10.9cm">
          <draw:text-box>
            <text:p text:style-name="P1"><text:span text:style-name="T8">Опасные</text:span></text:p>
            <text:p text:style-name="P1"><text:span text:style-name="T8">редиректы</text:span></text:p>
          </draw:text-box>
        </draw:frame>
        <draw:frame draw:style-name="gr11" draw:text-style-name="P12" draw:layer="layout" svg:width="6.43cm" svg:height="1.33cm" draw:transform="rotate (1.5707963267949) translate (17.9cm 18.5cm)">
          <draw:text-box>
            <text:p text:style-name="P12"><text:span text:style-name="T9">OWASP Top 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ru" fo:country="RU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9T06:41:12</meta:creation-date>
    <dc:date>2013-04-20T09:47:34</dc:date>
    <meta:editing-duration>PT47M4S</meta:editing-duration>
    <meta:editing-cycles>5</meta:editing-cycles>
    <meta:generator>LibreOffice/4.0.2.2$Linux_X86_64 LibreOffice_project/400m0$Build-2</meta:generator>
    <meta:document-statistic meta:object-count="14"/>
  </office:meta>
</office:document-meta>
</file>